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68f" officeooo:paragraph-rsid="0000d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geoworld</text:p>
      <text:p text:style-name="P1"/>
      <text:p text:style-name="P1">fonction qui permet d’afficher les pays par continen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8:23:24.080782681</meta:creation-date>
    <dc:date>2024-03-22T08:25:23.216853551</dc:date>
    <meta:editing-duration>PT2M</meta:editing-duration>
    <meta:editing-cycles>1</meta:editing-cycles>
    <meta:document-statistic meta:table-count="0" meta:image-count="0" meta:object-count="0" meta:page-count="1" meta:paragraph-count="2" meta:word-count="11" meta:character-count="74" meta:non-whitespace-character-count="65"/>
    <meta:generator>LibreOffice/7.3.7.2$Linux_X86_64 LibreOffice_project/30$Build-2</meta:generator>
  </office:meta>
</office:document-meta>
</file>